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8cm" svg:height="0.8cm" svg:x="5.651cm" svg:y="3.751cm">
            <text:p text:style-name="P1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0.8cm" svg:height="0.8cm" svg:x="5.65cm" svg:y="5.9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0.8cm" svg:height="0.8cm" svg:x="8.351cm" svg:y="3.75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8cm" svg:height="0.8cm" svg:x="8.35cm" svg:y="5.95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6.451cm" svg:y1="4.151cm" svg:x2="8.351cm" svg:y2="4.151cm" draw:start-shape="id1" draw:start-glue-point="10" draw:end-shape="id2" draw:end-glue-point="6" svg:d="m6451 4151h1900" svg:viewBox="0 0 1901 1">
            <text:p/>
          </draw:connector>
          <draw:connector draw:style-name="gr2" draw:text-style-name="P1" draw:layer="layout" draw:type="line" svg:x1="6.45cm" svg:y1="6.35cm" svg:x2="8.35cm" svg:y2="6.35cm" draw:start-shape="id3" draw:start-glue-point="10" draw:end-shape="id4" draw:end-glue-point="6" svg:d="m6450 6350h1900" svg:viewBox="0 0 1901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HK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utta </meta:initial-creator>
    <meta:creation-date>2013-11-13T23:03:39</meta:creation-date>
    <dc:date>2013-11-13T23:53:35</dc:date>
    <dc:creator>putta </dc:creator>
    <meta:editing-duration>P0D</meta:editing-duration>
    <meta:editing-cycles>3</meta:editing-cycles>
    <meta:generator>LibreOffice/3.5$Linux_X86_64 LibreOffice_project/350m1$Build-2</meta:generator>
    <meta:document-statistic meta:object-count="7"/>
  </office:meta>
</office:document-meta>
</file>